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buntu" svg:font-family="Ubuntu, sans-serif"/>
    <style:font-face style:name="montserrat" svg:font-family="montserra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montserrat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color="#c5000b" style:font-name="montserrat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color="#000000" style:font-name="montserrat"/>
    </style:style>
    <style:style style:name="P5" style:family="paragraph" style:parent-style-name="Text_20_body">
      <style:paragraph-properties fo:margin-top="0cm" fo:margin-bottom="0cm" fo:text-align="end" style:justify-single-word="false" fo:padding="0cm" fo:border="none"/>
      <style:text-properties style:font-name="Ubuntu" fo:font-weight="bold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color="#000000" style:font-name="montserrat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color="#c5000b" style:font-name="montserrat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montserra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UESTIONARIO CHECKPOINT#2</text:p>
      <text:p text:style-name="Standard"/>
      <text:p text:style-name="Standard"/>
      <text:p text:style-name="Standard"/>
      <text:p text:style-name="P3">-cuatro valores que se pueden usar con la propiedad justify-content.</text:p>
      <text:p text:style-name="P1"/>
      <text:p text:style-name="P1">Sirve para controlar el alineamiento de los items en la caja flexbox a lo largo de su eje principal.</text:p>
      <text:p text:style-name="P1">FLEX-START alinea los items de izquierda a derecha</text:p>
      <text:p text:style-name="P1">FLEX-END de igual manera pero de derecha a izquierda</text:p>
      <text:p text:style-name="P1">SPACE-BETWEEN alinea los items ordendamente a lo largo del eje</text:p>
      <text:p text:style-name="P1">SPACE-AROUND alinea los items de igual manera y con un espacio igual entre ellos</text:p>
      <text:p text:style-name="P1"/>
      <text:p text:style-name="P1"/>
      <text:p text:style-name="P1"/>
      <text:p text:style-name="P3">-¿Cuál es un objetivo primordial?</text:p>
      <text:p text:style-name="P4">En programación se refiere a ofrecer una experiencia de usuario satisfactoria. Para ello se utiliza el diseño UX/UI, diferenciando entre experiencia de usuario, en la que se define la estructura. E interface de usuario, en la cual se define un estilo y contenido adecuado al producto.</text:p>
      <text:p text:style-name="P3"/>
      <text:p text:style-name="P3"/>
      <text:p text:style-name="P3"/>
      <text:p text:style-name="P3">-¿Qué son los wireframes de baja fidelidad?</text:p>
      <text:p text:style-name="P4">Es una representación en forma de esquema de la idea de app o web del prototipo de app o web, se utiliza para definir la estructura y funcionalidad del proyecto. Y no se incluye ningún elemento relacionado con los textos, imágenes, o estilos.</text:p>
      <text:p text:style-name="P4">Al contrario en un wireframe de alta fidelidad si tenemos información del diseño final del producto.</text:p>
      <text:p text:style-name="P4"/>
      <text:p text:style-name="P4"/>
      <text:p text:style-name="P3">-¿Qué es Git?</text:p>
      <text:p text:style-name="P1">Es un software de código abierto, de control de versiones</text:p>
      <text:p text:style-name="P1">las utilidades son:</text:p>
      <text:p text:style-name="P1">-tener un repositorio compartido, en el cual varios desarrolladores pueden compartir actualizaciones</text:p>
      <text:p text:style-name="P1"/>
      <text:p text:style-name="P1">-la posibilidad de volver a una versión anterior del programa, en caso de necesitarlo</text:p>
      <text:p text:style-name="P3"/>
      <text:p text:style-name="P3"/>
      <text:p text:style-name="P3">-¿Qué es un sitemap?</text:p>
      <text:p text:style-name="P4">Es una archivo, con información gráfica en forma de mapa de la estructura de páginas que contiene la web, y del entrelazado entre ellas. Está relacionado con la UX, ya que da una visión del flujo de navegación, y de la experiencia que tendrá el usuario en este.</text:p>
      <text:p text:style-name="P3"/>
      <text:p text:style-name="P3"><text:soft-page-break/></text:p>
      <text:p text:style-name="P3">-Asigne un nombre a tres valores que se pueden utilizar con flex-direction, incluido el valor predeterminado que utiliza flexbox cuando se crea.</text:p>
      <text:p text:style-name="P1">Es para definir la dirección en la que se alinean los items</text:p>
      <text:p text:style-name="P1">ROW es el valor por defecto, y los alinea en filas, ordenándolos de izquierda a derecha</text:p>
      <text:p text:style-name="P1">ROW REVERSE igual, pero de derecha a izquierda</text:p>
      <text:p text:style-name="P1">COLUMN alinea los items en columnas de izquierda a derecha</text:p>
      <text:p text:style-name="P1">COLUMN REVERSE igual pero de derecha a izquierda</text:p>
      <text:p text:style-name="P2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buntu" svg:font-family="Ubuntu, sans-serif"/>
    <style:font-face style:name="montserrat" svg:font-family="montserra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02T18:59:05</meta:creation-date>
    <dc:date>2024-02-05T10:52:44</dc:date>
    <meta:editing-duration>PT3H14M55S</meta:editing-duration>
    <meta:editing-cycles>4</meta:editing-cycles>
    <meta:generator>OpenOffice/4.1.15$Unix OpenOffice.org_project/4115m2$Build-9813</meta:generator>
    <meta:document-statistic meta:table-count="0" meta:image-count="0" meta:object-count="0" meta:page-count="2" meta:paragraph-count="25" meta:word-count="359" meta:character-count="2136"/>
  </office:meta>
</office:document-meta>
</file>